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gradient draw:name="gradient" draw:style="linear" draw:start-color="#81aca6" draw:end-color="#ffffff" draw:start-intensity="100%" draw:end-intensity="100%" draw:angle="0" draw:border="1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30T16:39:30.441000000</meta:creation-date>
    <dc:date>2021-08-02T08:15:15.129000000</dc:date>
    <meta:editing-duration>P2DT15H25M34S</meta:editing-duration>
    <meta:editing-cycles>1</meta:editing-cycles>
    <meta:document-statistic meta:object-count="23"/>
    <meta:generator>LibreOffice/6.4.4.2$Windows_X86_64 LibreOffice_project/3d775be2011f3886db32dfd395a6a6d1ca2630ff</meta:generator>
  </office:meta>
</office:document-meta>
</file>